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0e50d" officeooo:paragraph-rsid="0000e5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felipe.genaro@localhost ~]$ ssh root@10.11.12.241</text:p>
      <text:p text:style-name="P1">root@10.11.12.241's password: </text:p>
      <text:p text:style-name="P1">Last login: Thu Aug 10 11:04:37 2017</text:p>
      <text:p text:style-name="P1">[root@felipe ~]# sudo yum install gcc gcc-c++ make wget subversion \</text:p>
      <text:p text:style-name="P1">&gt; libxml2-devel ncurses-devel openssl-devel \</text:p>
      <text:p text:style-name="P1">&gt; libxml2-devel sqlite-devel libuuid-devel vim-enhanced</text:p>
      <text:p text:style-name="P1">[root@felipe ~]# mkdir -p ~/src/asterisk-complete/asterisk</text:p>
      <text:p text:style-name="P1">[root@felipe ~]# cd ~/src/asterisk-complete/asterisk</text:p>
      <text:p text:style-name="P1">[root@felipe asterisk]# wget \</text:p>
      <text:p text:style-name="P1">&gt; http://downloads.asterisk.org/pub/telephony/asterisk/ \</text:p>
      <text:p text:style-name="P1">&gt; asterisk-11-current.tar.gz</text:p>
      <text:p text:style-name="P1">[root@felipe asterisk]# cd ~/src/asterisk-complete/asterisk/11</text:p>
      <text:p text:style-name="P1">[root@felipe asterisk]# svn co http://svn.asterisk.org/svn/asterisk/branches/11</text:p>
      <text:p text:style-name="P1">[root@felipe asterisk]# cd ~/src/asterisk-complete/asterisk/11</text:p>
      <text:p text:style-name="P1">[root@felipe 11]# ./configure --libdir=/usr/lib64</text:p>
      <text:p text:style-name="P1">[root@felipe 11]# make</text:p>
      <text:p text:style-name="P1">{standard input}:71531: Fatal error: can't write sip/security_events.o: No space left on device</text:p>
      <text:p text:style-name="P1">{standard input}:71531: Fatal error: can't close sip/security_events.o: No space left on device</text:p>
      <text:p text:style-name="P1">make[1]: ** [sip/security_events.o] Erro 1</text:p>
      <text:p text:style-name="P1">make: ** [channels] Erro 2</text:p>
      <text:p text:style-name="P1">[root@felipe 11]# </text:p>
      <text:p text:style-name="P1">[root@felipe 11]# </text:p>
      <text:p text:style-name="P1">[root@felipe 11]# </text:p>
      <text:p text:style-name="P1">[root@felipe 11]# </text:p>
      <text:p text:style-name="P1">[root@felipe 11]# df -h</text:p>
      <text:p text:style-name="P1">Filesystem <text:s text:c="11"/>Size <text:s/>Used Avail Use% Mounted on</text:p>
      <text:p text:style-name="P1">/dev/mapper/vg_felipe-lv_root</text:p>
      <text:p text:style-name="P1"><text:s text:c="22"/>1,3G <text:s/>1,3G <text:s text:c="4"/>0 100% /</text:p>
      <text:p text:style-name="P1">tmpfs <text:s text:c="16"/>939M <text:s text:c="4"/>0 <text:s/>939M <text:s text:c="2"/>0% /dev/shm</text:p>
      <text:p text:style-name="P1">/dev/sda1 <text:s text:c="12"/>477M <text:s text:c="2"/>52M <text:s/>400M <text:s/>12% /boot</text:p>
      <text:p text:style-name="P1">[root@felipe 11]# packet_write_wait: Connection to 10.11.12.241 port 22: Broken pipe</text:p>
      <text:p text:style-name="P1">[felipe.genaro@localhost ~]$ </text:p>
      <text:p text:style-name="P1">[felipe.genaro@localhost ~]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09:02:48.020543914</meta:creation-date>
    <dc:date>2017-08-11T09:12:09.256638417</dc:date>
    <meta:editing-duration>PT9M24S</meta:editing-duration>
    <meta:editing-cycles>1</meta:editing-cycles>
    <meta:document-statistic meta:table-count="0" meta:image-count="0" meta:object-count="0" meta:page-count="1" meta:paragraph-count="33" meta:word-count="158" meta:character-count="1507" meta:non-whitespace-character-count="1298"/>
    <meta:generator>LibreOffice/5.3.4.2$Linux_X86_64 LibreOffice_project/30$Build-2</meta:generator>
  </office:meta>
</office:document-meta>
</file>